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8139" officeooo:paragraph-rsid="00088139"/>
    </style:style>
    <style:style style:name="P2" style:family="paragraph" style:parent-style-name="Standard">
      <style:text-properties officeooo:rsid="000b7438" officeooo:paragraph-rsid="000b7438"/>
    </style:style>
    <style:style style:name="P3" style:family="paragraph" style:parent-style-name="Standard">
      <style:text-properties officeooo:rsid="00088139" officeooo:paragraph-rsid="00088139"/>
    </style:style>
    <style:style style:name="T1" style:family="text">
      <style:text-properties officeooo:rsid="0008bff1"/>
    </style:style>
    <style:style style:name="T2" style:family="text">
      <style:text-properties officeooo:rsid="000a86e5"/>
    </style:style>
    <style:style style:name="T3" style:family="text">
      <style:text-properties officeooo:rsid="00100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6</text:p>
      <text:p text:style-name="P1"/>
      <text:p text:style-name="P1">- <text:span text:style-name="T1">No fim diz que eu devo colocar o comando ‘OK’ <text:s/>para mostrar que o usuário clicou no OK e o Easygui me passaria a informação tentei com o OK e não recebi informação que o usuário clicou no Ok. Então resolvi deixar sem o OK.</text:span></text:p>
      <text:p text:style-name="P1"/>
      <text:p text:style-name="P1">- <text:span text:style-name="T2">Para que o comando user_response referente ao “Hello there!”? Quer dizer que o usuário deveria responder algo? Tentei responder algo e não aceitou. Como faria para aceitar a resposta do usuário? Isso é possível?</text:span></text:p>
      <text:p text:style-name="P1"/>
      <text:p text:style-name="P1">- <text:span text:style-name="T3">O Easygui não aceita palavras como: postal code, street name com um espaço entre as palavras apenas aceitou postalcode, street name.</text:span></text:p>
      <text:p text:style-name="P1"/>
      <text:p text:style-name="P1">- <text:span text:style-name="T3">Tive que copiar o jogo do pirata. Mesmo dando um número de tentativas o jogo não para de perguntar qual o número até eu apertar o botão cancela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1:25:58.638453632</meta:creation-date>
    <dc:date>2017-06-05T01:20:24.488683288</dc:date>
    <meta:editing-duration>PT10M2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34" meta:character-count="727" meta:non-whitespace-character-count="597"/>
  </office:meta>
</office:document-meta>
</file>